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5.5cm" fo:min-width="27.5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63cm" draw:marker-end-width="0.363cm" draw:textarea-horizontal-align="justify" draw:textarea-vertical-align="middle" draw:auto-grow-height="false" fo:min-height="13.25cm" fo:min-width="7cm" fo:padding-top="0.162cm" fo:padding-bottom="0.162cm" fo:padding-left="0.287cm" fo:padding-right="0.2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009cm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-width="0.364cm" draw:marker-end-width="0.364cm" draw:fill="non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64cm" draw:marker-end-width="0.364cm" draw:textarea-horizontal-align="justify" draw:textarea-vertical-align="middle" draw:auto-grow-height="false" fo:min-height="1.95cm" fo:min-width="2cm" fo:padding-top="0.163cm" fo:padding-bottom="0.163cm" fo:padding-left="0.288cm" fo:padding-right="0.288cm"/>
    </style:style>
    <style:style style:name="gr8" style:family="graphic" style:parent-style-name="standard">
      <style:graphic-properties svg:stroke-width="0.106cm" svg:stroke-color="#000000" draw:marker-start-width="0.364cm" draw:marker-end-width="0.364cm" draw:textarea-horizontal-align="justify" draw:textarea-vertical-align="middle" draw:auto-grow-height="false" fo:min-height="1.874cm" fo:min-width="1.924cm" fo:padding-top="0.163cm" fo:padding-bottom="0.163cm" fo:padding-left="0.288cm" fo:padding-right="0.288cm"/>
    </style:style>
    <style:style style:name="gr9" style:family="graphic" style:parent-style-name="objectwithoutfill">
      <style:graphic-properties svg:stroke-width="0.106cm" svg:stroke-color="#000000" draw:marker-start-width="0.364cm" draw:marker-end="Pontas_20_das_20_setas_20_1" draw:marker-end-width="0.414cm" draw:fill="none" fo:padding-top="0.163cm" fo:padding-bottom="0.163cm" fo:padding-left="0.288cm" fo:padding-right="0.288cm"/>
    </style:style>
    <style:style style:name="gr10" style:family="graphic" style:parent-style-name="objectwithoutfill">
      <style:graphic-properties svg:stroke-width="0.106cm" svg:stroke-color="#000000" draw:marker-start-width="0.364cm" draw:marker-end="Pontas_20_das_20_setas_20_3" draw:marker-end-width="0.414cm" draw:fill="none" fo:padding-top="0.163cm" fo:padding-bottom="0.163cm" fo:padding-left="0.288cm" fo:padding-right="0.288cm"/>
    </style:style>
    <style:style style:name="gr11" style:family="graphic" style:parent-style-name="objectwithoutfill">
      <style:graphic-properties svg:stroke-width="0.106cm" svg:stroke-color="#000000" draw:marker-start-width="0.364cm" draw:marker-end="Pontas_20_das_20_setas_20_4" draw:marker-end-width="0.414cm" draw:fill="none" fo:padding-top="0.163cm" fo:padding-bottom="0.163cm" fo:padding-left="0.288cm" fo:padding-right="0.288cm"/>
    </style:style>
    <style:style style:name="gr12" style:family="graphic" style:parent-style-name="objectwithoutfill">
      <style:graphic-properties svg:stroke-width="0.106cm" svg:stroke-color="#000000" draw:marker-start-width="0.364cm" draw:marker-end="Pontas_20_das_20_setas_20_5" draw:marker-end-width="0.414cm" draw:fill="none" fo:padding-top="0.163cm" fo:padding-bottom="0.163cm" fo:padding-left="0.288cm" fo:padding-right="0.288cm"/>
    </style:style>
    <style:style style:name="gr13" style:family="graphic" style:parent-style-name="objectwithoutfill">
      <style:graphic-properties svg:stroke-width="0.106cm" svg:stroke-color="#000000" draw:marker-start-width="0.364cm" draw:marker-end="Pontas_20_das_20_setas_20_6" draw:marker-end-width="0.414cm" draw:fill="none" fo:padding-top="0.163cm" fo:padding-bottom="0.163cm" fo:padding-left="0.288cm" fo:padding-right="0.288cm"/>
    </style:style>
    <style:style style:name="gr14" style:family="graphic" style:parent-style-name="objectwithoutfill">
      <style:graphic-properties svg:stroke-width="0.106cm" svg:stroke-color="#000000" draw:marker-start-width="0.364cm" draw:marker-end="Pontas_20_das_20_setas_20_7" draw:marker-end-width="0.414cm" draw:fill="none" fo:padding-top="0.163cm" fo:padding-bottom="0.163cm" fo:padding-left="0.288cm" fo:padding-right="0.288cm"/>
    </style:style>
    <style:style style:name="gr15" style:family="graphic" style:parent-style-name="objectwithoutfill">
      <style:graphic-properties svg:stroke-width="0.106cm" svg:stroke-color="#000000" draw:marker-start-width="0.364cm" draw:marker-end="Pontas_20_das_20_setas_20_8" draw:marker-end-width="0.414cm" draw:fill="none" fo:padding-top="0.163cm" fo:padding-bottom="0.163cm" fo:padding-left="0.288cm" fo:padding-right="0.288cm"/>
    </style:style>
    <style:style style:name="gr16" style:family="graphic" style:parent-style-name="objectwithoutfill">
      <style:graphic-properties svg:stroke-width="0.106cm" svg:stroke-color="#000000" draw:marker-start-width="0.364cm" draw:marker-end="Pontas_20_das_20_setas_20_9" draw:marker-end-width="0.414cm" draw:fill="none" fo:padding-top="0.163cm" fo:padding-bottom="0.163cm" fo:padding-left="0.288cm" fo:padding-right="0.2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231cm"/>
      <style:paragraph-properties style:writing-mode="lr-tb"/>
    </style:style>
    <style:style style:name="gr18" style:family="graphic" style:parent-style-name="objectwithoutfill">
      <style:graphic-properties svg:stroke-color="#ffffff" draw:fill="none"/>
    </style:style>
    <style:style style:name="gr19" style:family="graphic" style:parent-style-name="objectwithoutfill">
      <style:graphic-properties svg:stroke-width="0.106cm" svg:stroke-color="#ffffff" draw:marker-start-width="0.364cm" draw:marker-end-width="0.364cm" draw:fill="none" fo:padding-top="0.163cm" fo:padding-bottom="0.163cm" fo:padding-left="0.288cm" fo:padding-right="0.288cm"/>
    </style:style>
    <style:style style:name="gr20" style:family="graphic" style:parent-style-name="standard">
      <style:graphic-properties svg:stroke-width="0.106cm" svg:stroke-color="#000000" draw:marker-start-width="0.364cm" draw:marker-end-width="0.364cm" draw:textarea-horizontal-align="justify" draw:textarea-vertical-align="middle" draw:auto-grow-height="false" fo:min-height="6.05cm" fo:min-width="12cm" fo:padding-top="0.163cm" fo:padding-bottom="0.163cm" fo:padding-left="0.288cm" fo:padding-right="0.288cm"/>
    </style:style>
    <style:style style:name="gr21" style:family="graphic" style:parent-style-name="objectwithoutfill">
      <style:graphic-properties svg:stroke-width="0.106cm" svg:stroke-color="#000000" draw:marker-start-width="0.364cm" draw:marker-end="Pontas_20_das_20_setas_20_10" draw:marker-end-width="0.414cm" draw:fill="none" fo:padding-top="0.163cm" fo:padding-bottom="0.163cm" fo:padding-left="0.288cm" fo:padding-right="0.288cm"/>
    </style:style>
    <style:style style:name="gr22" style:family="graphic" style:parent-style-name="objectwithoutfill">
      <style:graphic-properties svg:stroke-width="0.106cm" svg:stroke-color="#000000" draw:marker-start-width="0.364cm" draw:marker-end="Pontas_20_das_20_setas_20_11" draw:marker-end-width="0.414cm" draw:fill="none" fo:padding-top="0.163cm" fo:padding-bottom="0.163cm" fo:padding-left="0.288cm" fo:padding-right="0.288cm"/>
    </style:style>
    <style:style style:name="gr23" style:family="graphic" style:parent-style-name="objectwithoutfill">
      <style:graphic-properties svg:stroke-width="0.106cm" svg:stroke-color="#000000" draw:marker-start-width="0.364cm" draw:marker-end="Pontas_20_das_20_setas_20_12" draw:marker-end-width="0.414cm" draw:fill="none" fo:padding-top="0.163cm" fo:padding-bottom="0.163cm" fo:padding-left="0.288cm" fo:padding-right="0.288cm"/>
    </style:style>
    <style:style style:name="gr24" style:family="graphic" style:parent-style-name="objectwithoutfill">
      <style:graphic-properties svg:stroke-width="0.106cm" svg:stroke-color="#000000" draw:marker-start-width="0.364cm" draw:marker-end="Pontas_20_das_20_setas_20_13" draw:marker-end-width="0.414cm" draw:fill="none" fo:padding-top="0.163cm" fo:padding-bottom="0.163cm" fo:padding-left="0.288cm" fo:padding-right="0.288cm"/>
    </style:style>
    <style:style style:name="gr25" style:family="graphic" style:parent-style-name="objectwithoutfill">
      <style:graphic-properties svg:stroke-width="0.106cm" svg:stroke-color="#000000" draw:marker-start-width="0.364cm" draw:marker-end="Pontas_20_das_20_setas_20_14" draw:marker-end-width="0.414cm" draw:fill="none" fo:padding-top="0.163cm" fo:padding-bottom="0.163cm" fo:padding-left="0.288cm" fo:padding-right="0.288cm"/>
    </style:style>
    <style:style style:name="gr26" style:family="graphic" style:parent-style-name="objectwithoutfill">
      <style:graphic-properties svg:stroke-width="0.106cm" svg:stroke-color="#000000" draw:marker-start-width="0.364cm" draw:marker-end="Pontas_20_das_20_setas_20_15" draw:marker-end-width="0.414cm" draw:fill="none" fo:padding-top="0.163cm" fo:padding-bottom="0.163cm" fo:padding-left="0.288cm" fo:padding-right="0.288cm"/>
    </style:style>
    <style:style style:name="gr27" style:family="graphic" style:parent-style-name="objectwithoutfill">
      <style:graphic-properties svg:stroke-width="0.106cm" svg:stroke-color="#000000" draw:marker-start-width="0.364cm" draw:marker-end="Pontas_20_das_20_setas_20_16" draw:marker-end-width="0.414cm" draw:fill="none" fo:padding-top="0.163cm" fo:padding-bottom="0.163cm" fo:padding-left="0.288cm" fo:padding-right="0.288cm"/>
    </style:style>
    <style:style style:name="gr28" style:family="graphic" style:parent-style-name="objectwithoutfill">
      <style:graphic-properties svg:stroke-width="0.106cm" svg:stroke-color="#000000" draw:marker-start-width="0.364cm" draw:marker-end="Pontas_20_das_20_setas_20_17" draw:marker-end-width="0.414cm" draw:fill="none" fo:padding-top="0.163cm" fo:padding-bottom="0.163cm" fo:padding-left="0.288cm" fo:padding-right="0.2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30" style:family="graphic" style:parent-style-name="objectwithoutfill">
      <style:graphic-properties svg:stroke-color="#000000" draw:marker-end="Pontas_20_das_20_setas_20_18" draw:marker-end-width="0.3cm" draw:fill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32" style:family="graphic" style:parent-style-name="objectwithoutfill">
      <style:graphic-properties svg:stroke-color="#000000" draw:marker-end="Pontas_20_das_20_setas_20_20" draw:marker-end-width="0.3cm" draw:fill="none"/>
    </style:style>
    <style:style style:name="gr33" style:family="graphic" style:parent-style-name="objectwithoutfill">
      <style:graphic-properties svg:stroke-color="#000000" draw:marker-end="Pontas_20_das_20_setas_20_21" draw:marker-end-width="0.3cm" draw:fill="none"/>
    </style:style>
    <style:style style:name="gr34" style:family="graphic" style:parent-style-name="objectwithoutfill">
      <style:graphic-properties svg:stroke-color="#000000" draw:marker-end="Pontas_20_das_20_setas_20_22" draw:marker-end-width="0.3cm" draw:fill="none"/>
    </style:style>
    <style:style style:name="gr35" style:family="graphic" style:parent-style-name="objectwithoutfill">
      <style:graphic-properties svg:stroke-color="#000000" draw:marker-end="Pontas_20_das_20_setas_20_23" draw:marker-end-width="0.3cm" draw:fill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879cm"/>
      <style:paragraph-properties style:writing-mode="lr-tb"/>
    </style:style>
    <style:style style:name="gr37" style:family="graphic" style:parent-style-name="standard">
      <style:graphic-properties svg:stroke-width="0.106cm" svg:stroke-color="#000000" draw:marker-start-width="0.363cm" draw:marker-end-width="0.363cm" draw:textarea-horizontal-align="justify" draw:textarea-vertical-align="middle" draw:auto-grow-height="false" fo:min-height="13.176cm" fo:min-width="6.926cm" fo:padding-top="0.162cm" fo:padding-bottom="0.162cm" fo:padding-left="0.287cm" fo:padding-right="0.287cm"/>
    </style:style>
    <style:style style:name="gr38" style:family="graphic" style:parent-style-name="standard">
      <style:graphic-properties svg:stroke-width="0.106cm" svg:stroke-color="#000000" draw:marker-start-width="0.364cm" draw:marker-end-width="0.364cm" draw:textarea-horizontal-align="justify" draw:textarea-vertical-align="middle" draw:auto-grow-height="false" fo:min-height="5.974cm" fo:min-width="11.924cm" fo:padding-top="0.163cm" fo:padding-bottom="0.163cm" fo:padding-left="0.288cm" fo:padding-right="0.288cm"/>
    </style:style>
    <style:style style:name="gr39" style:family="graphic" style:parent-style-name="standard">
      <style:graphic-properties svg:stroke-width="0.106cm" svg:stroke-color="#000000" draw:marker-start-width="0.364cm" draw:marker-end-width="0.364cm" draw:textarea-horizontal-align="justify" draw:textarea-vertical-align="middle" draw:auto-grow-height="false" fo:min-height="7.674cm" fo:min-width="8.924cm" fo:padding-top="0.163cm" fo:padding-bottom="0.163cm" fo:padding-left="0.288cm" fo:padding-right="0.28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2" style:family="graphic" style:parent-style-name="objectwithoutfill">
      <style:graphic-properties svg:stroke-width="0.106cm" svg:stroke-color="#000000" draw:marker-start-width="0.364cm" draw:marker-end="Pontas_20_das_20_setas_20_24" draw:marker-end-width="0.414cm" draw:fill="none" fo:padding-top="0.163cm" fo:padding-bottom="0.163cm" fo:padding-left="0.288cm" fo:padding-right="0.288cm"/>
    </style:style>
    <style:style style:name="gr43" style:family="graphic" style:parent-style-name="standard">
      <style:graphic-properties draw:stroke="dash" draw:stroke-dash="Dash_20__28_Rounded_29_" svg:stroke-width="0.106cm" svg:stroke-color="#000000" draw:marker-start-width="0.364cm" draw:marker-end-width="0.364cm" svg:stroke-linecap="round" draw:textarea-horizontal-align="justify" draw:textarea-vertical-align="middle" draw:auto-grow-height="false" fo:min-height="0.774cm" fo:min-width="2.258cm" fo:padding-top="0.163cm" fo:padding-bottom="0.163cm" fo:padding-left="0.288cm" fo:padding-right="0.288cm"/>
    </style:style>
    <style:style style:name="gr44" style:family="graphic" style:parent-style-name="objectwithoutfill">
      <style:graphic-properties svg:stroke-width="0.106cm" svg:stroke-color="#000000" draw:marker-start-width="0.363cm" draw:marker-end="Pontas_20_das_20_setas_20_25" draw:marker-end-width="0.413cm" draw:fill="none" fo:padding-top="0.162cm" fo:padding-bottom="0.162cm" fo:padding-left="0.287cm" fo:padding-right="0.28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46" style:family="graphic" style:parent-style-name="standard">
      <style:graphic-properties draw:stroke="dash" draw:stroke-dash="Dash_20__28_Rounded_29_" svg:stroke-width="0.106cm" svg:stroke-color="#000000" draw:marker-start-width="0.364cm" draw:marker-end-width="0.364cm" svg:stroke-linecap="round" draw:textarea-horizontal-align="justify" draw:textarea-vertical-align="middle" draw:auto-grow-height="false" fo:min-height="0.726cm" fo:min-width="4.655cm" fo:padding-top="0.163cm" fo:padding-bottom="0.163cm" fo:padding-left="0.288cm" fo:padding-right="0.288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48" style:family="graphic" style:parent-style-name="objectwithoutfill">
      <style:graphic-properties svg:stroke-width="0.106cm" svg:stroke-color="#000000" draw:marker-start-width="0.363cm" draw:marker-end="Pontas_20_das_20_setas_20_30" draw:marker-end-width="0.413cm" draw:fill="none" fo:padding-top="0.162cm" fo:padding-bottom="0.162cm" fo:padding-left="0.287cm" fo:padding-right="0.287cm"/>
    </style:style>
    <style:style style:name="gr49" style:family="graphic" style:parent-style-name="standard">
      <style:graphic-properties draw:stroke="dash" draw:stroke-dash="Dash_20__28_Rounded_29_" svg:stroke-width="0.106cm" svg:stroke-color="#000000" draw:marker-start-width="0.364cm" draw:marker-end-width="0.364cm" svg:stroke-linecap="round" draw:textarea-horizontal-align="justify" draw:textarea-vertical-align="middle" draw:auto-grow-height="false" fo:min-height="0.698cm" fo:min-width="2.182cm" fo:padding-top="0.163cm" fo:padding-bottom="0.163cm" fo:padding-left="0.288cm" fo:padding-right="0.288cm"/>
    </style:style>
    <style:style style:name="gr50" style:family="graphic" style:parent-style-name="objectwithoutfill">
      <style:graphic-properties draw:stroke="dash" draw:stroke-dash="Double_20_Dash_20__28_Rounded_29_" svg:stroke-width="0.106cm" draw:marker-start-width="0.364cm" draw:marker-end="Pontas_20_das_20_setas_20_31" draw:marker-end-width="0.414cm" svg:stroke-linecap="round" draw:fill="none" fo:padding-top="0.163cm" fo:padding-bottom="0.163cm" fo:padding-left="0.288cm" fo:padding-right="0.288cm"/>
    </style:style>
    <style:style style:name="gr51" style:family="graphic" style:parent-style-name="objectwithoutfill">
      <style:graphic-properties draw:stroke="dash" draw:stroke-dash="Double_20_Dash_20__28_Rounded_29_" svg:stroke-width="0.106cm" draw:marker-start-width="0.364cm" draw:marker-end="Pontas_20_das_20_setas_20_32" draw:marker-end-width="0.414cm" svg:stroke-linecap="round" draw:fill="none" fo:padding-top="0.163cm" fo:padding-bottom="0.163cm" fo:padding-left="0.288cm" fo:padding-right="0.288cm"/>
    </style:style>
    <style:style style:name="gr52" style:family="graphic" style:parent-style-name="standard">
      <style:graphic-properties svg:stroke-width="0.106cm" draw:marker-start-width="0.364cm" draw:marker-end-width="0.364cm" draw:textarea-horizontal-align="justify" draw:textarea-vertical-align="middle" draw:auto-grow-height="false" fo:min-height="12.174cm" fo:min-width="18.024cm" fo:padding-top="0.163cm" fo:padding-bottom="0.163cm" fo:padding-left="0.288cm" fo:padding-right="0.288cm"/>
    </style:style>
    <style:style style:name="gr53" style:family="graphic" style:parent-style-name="standard">
      <style:graphic-properties svg:stroke-width="0.106cm" svg:stroke-color="#000000" draw:marker-start-width="0.364cm" draw:marker-end-width="0.364cm" draw:textarea-horizontal-align="justify" draw:textarea-vertical-align="middle" draw:auto-grow-height="false" fo:min-height="5.671cm" fo:min-width="5.764cm" fo:padding-top="0.163cm" fo:padding-bottom="0.163cm" fo:padding-left="0.288cm" fo:padding-right="0.28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3.03cm"/>
      <style:paragraph-properties style:writing-mode="lr-tb"/>
    </style:style>
    <style:style style:name="gr57" style:family="graphic" style:parent-style-name="standard">
      <style:graphic-properties svg:stroke-width="0.106cm" svg:stroke-color="#000000" draw:marker-start-width="0.364cm" draw:marker-end-width="0.364cm" draw:textarea-horizontal-align="justify" draw:textarea-vertical-align="middle" draw:auto-grow-height="false" fo:min-height="5.672cm" fo:min-width="5.763cm" fo:padding-top="0.163cm" fo:padding-bottom="0.163cm" fo:padding-left="0.288cm" fo:padding-right="0.28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60" style:family="graphic" style:parent-style-name="standard">
      <style:graphic-properties draw:stroke="dash" draw:stroke-dash="Dash_20__28_Rounded_29_" svg:stroke-width="0.106cm" svg:stroke-color="#000000" draw:marker-start-width="0.364cm" draw:marker-end-width="0.364cm" svg:stroke-linecap="round" draw:textarea-horizontal-align="justify" draw:textarea-vertical-align="middle" draw:auto-grow-height="false" fo:min-height="0.441cm" fo:min-width="1.264cm" fo:padding-top="0.163cm" fo:padding-bottom="0.163cm" fo:padding-left="0.288cm" fo:padding-right="0.28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1.14cm"/>
      <style:paragraph-properties style:writing-mode="lr-tb"/>
    </style:style>
    <style:style style:name="gr62" style:family="graphic" style:parent-style-name="standard">
      <style:graphic-properties svg:stroke-width="0.106cm" draw:marker-start-width="0.364cm" draw:marker-end-width="0.364cm" draw:textarea-horizontal-align="justify" draw:textarea-vertical-align="middle" draw:auto-grow-height="false" fo:min-height="12.25cm" fo:min-width="6cm" fo:padding-top="0.163cm" fo:padding-bottom="0.163cm" fo:padding-left="0.288cm" fo:padding-right="0.288cm"/>
    </style:style>
    <style:style style:name="gr63" style:family="graphic" style:parent-style-name="standard">
      <style:graphic-properties svg:stroke-width="0.106cm" svg:stroke-color="#000000" draw:marker-start-width="0.364cm" draw:marker-end-width="0.364cm" draw:textarea-horizontal-align="justify" draw:textarea-vertical-align="middle" draw:auto-grow-height="false" fo:min-height="5.672cm" fo:min-width="4.983cm" fo:padding-top="0.163cm" fo:padding-bottom="0.163cm" fo:padding-left="0.288cm" fo:padding-right="0.288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668cm"/>
      <style:paragraph-properties style:writing-mode="lr-tb"/>
    </style:style>
    <style:style style:name="gr65" style:family="graphic" style:parent-style-name="standard">
      <style:graphic-properties draw:stroke="dash" draw:stroke-dash="Dash_20__28_Rounded_29_" svg:stroke-width="0.106cm" svg:stroke-color="#000000" draw:marker-start-width="0.364cm" draw:marker-end-width="0.364cm" svg:stroke-linecap="round" draw:textarea-horizontal-align="justify" draw:textarea-vertical-align="middle" draw:auto-grow-height="false" fo:min-height="0.441cm" fo:min-width="1.037cm" fo:padding-top="0.163cm" fo:padding-bottom="0.163cm" fo:padding-left="0.288cm" fo:padding-right="0.28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1cm" fo:min-width="1.14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color="#38495b" loext:opacity="100%" fo:background-color="transparen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38495b" loext:opacity="100%" fo:background-color="transparent"/>
    </style:style>
    <style:style style:name="P11" style:family="paragraph">
      <loext:graphic-properties draw:fill="none"/>
      <style:text-properties fo:background-color="transparent"/>
    </style:style>
    <style:style style:name="P12" style:family="paragraph">
      <loext:graphic-properties draw:fill="none" draw:fill-color="#ffffff"/>
      <style:paragraph-properties fo:text-align="start" style:writing-mode="lr-tb"/>
      <style:text-properties fo:background-color="transparent"/>
    </style:style>
    <style:style style:name="P13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paragraph-properties style:writing-mode="lr-tb"/>
      <style:text-properties fo:color="#38495b" loext:opacity="100%" fo:background-color="#ffff00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20pt" style:font-size-asian="20pt" style:font-size-complex="20pt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8495b" loext:opacity="100%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ize="1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 xml:id="id9" text:id="id9">Introdução a lógica de programação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xml:id="id10" text:id="id10">Afim de reforçar os conhecimentos básicos de lógica de programação, veremos os conceitos básicos de programas e funções utilizando a ferramenta <text:span text:style-name="T1">Portugol Studio.</text:span></text:p>
            <text:p xml:id="id11" text:id="id11"><text:span text:style-name="T1">https://portugol-webstudio.cubos.io/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Mas o que é lógica de programação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xml:id="id12" text:id="id12">Logica de programação</text:p>
          </draw:text-box>
        </draw:frame>
        <draw:frame presentation:style-name="pr7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3" text:id="id13"><text:span text:style-name="T2">Chama-se lógica de programação, a aplicação da lógica na construção de “sistemas” afim de executar uma tarefa. Tais sistemas são chamados de algoritmos.</text:span></text:p>
              </text:list-item>
              <text:list-item>
                <text:p xml:id="id14" text:id="id14"><text:span text:style-name="T2">Os programas por sua vez se dão pela execução de vários algoritmos com funções distintas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iterate smil:begin="0s" smil:fill="hold" presentation:preset-property="Direction" presentation:node-type="on-click" presentation:preset-class="entrance" presentation:preset-id="ooo-entrance-venetian-blinds" presentation:preset-sub-type="vertical" smil:targetElement="id13" anim:sub-item="text" anim:iterate-type="by-word" anim:iterate-interval="PT00H00M00.05S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iterate>
              </anim:par>
            </anim:par>
            <anim:par smil:begin="next">
              <anim:par smil:begin="0s">
                <anim:iterate smil:begin="0s" smil:fill="hold" presentation:preset-property="Direction" presentation:node-type="on-click" presentation:preset-class="entrance" presentation:preset-id="ooo-entrance-venetian-blinds" presentation:preset-sub-type="vertical" smil:targetElement="id14" anim:sub-item="text" anim:iterate-type="by-word" anim:iterate-interval="PT00H00M00.05S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xml:id="id15" text:id="id15">Elementos de um programa</text:p>
          </draw:text-box>
        </draw:frame>
        <draw:frame presentation:style-name="pr7" draw:text-style-name="P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xml:id="id16" text:id="id16" text:style-name="P5"><text:span text:style-name="T2">Podemos dividir um programa em 2 parte, são elas:</text:span></text:p>
              </text:list-header>
              <text:list-item>
                <text:p xml:id="id17" text:id="id17"><text:span text:style-name="T2">Corpo de execução</text:span></text:p>
                <text:p xml:id="id18" text:id="id18"><text:span text:style-name="T2">Onde todo os algoritmos são executados.</text:span></text:p>
              </text:list-item>
              <text:list-item>
                <text:p xml:id="id19" text:id="id19"><text:span text:style-name="T2">Funções</text:span></text:p>
                <text:p xml:id="id20" text:id="id20"><text:span text:style-name="T2">Onde ficam contidos algoritmos especialistas em executar uma tarefa chave, sendo chamados no corpo principal quando necessário.</text:span></text:p>
                <text:p><text:span text:style-name="T2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>
        <office:forms form:automatic-focus="false" form:apply-design-mode="false"/>
        <draw:custom-shape draw:style-name="gr2" draw:text-style-name="P6" draw:layer="layout" svg:width="28cm" svg:height="15.75cm" svg:x="0cm" svg:y="0cm">
          <text:p text:style-name="P6">Setor de serviço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5cm" svg:height="13.5cm" svg:x="2.5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509cm" svg:height="1.052cm" svg:x="3cm" svg:y="1.448cm">
          <draw:text-box>
            <text:p>Condomínio programa</text:p>
          </draw:text-box>
        </draw:frame>
        <draw:line draw:style-name="gr5" draw:text-style-name="P8" draw:layer="layout" svg:x1="2.5cm" svg:y1="2.8cm" svg:x2="5cm" svg:y2="2.8cm">
          <text:p/>
        </draw:line>
        <draw:line draw:style-name="gr5" draw:text-style-name="P8" draw:layer="layout" svg:x1="7.5cm" svg:y1="2.8cm" svg:x2="10cm" svg:y2="2.8cm">
          <text:p/>
        </draw:line>
        <draw:frame draw:style-name="gr6" draw:text-style-name="P7" draw:layer="layout" svg:width="3cm" svg:height="1.853cm" svg:x="5cm" svg:y="1.9cm">
          <draw:text-box>
            <text:p>portaria</text:p>
          </draw:text-box>
        </draw:frame>
        <draw:custom-shape draw:style-name="gr7" draw:text-style-name="P5" draw:layer="layout" svg:width="2.5cm" svg:height="2.2cm" svg:x="2.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.5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.5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7.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7.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7.5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7.5cm" svg:y="10.9cm">
          <text:p/>
          <draw:enhanced-geometry svg:viewBox="0 0 21600 21600" draw:type="rectangle" draw:enhanced-path="M 0 0 L 21600 0 21600 21600 0 21600 0 0 Z N"/>
        </draw:custom-shape>
        <draw:polyline draw:style-name="gr9" draw:text-style-name="P8" xml:id="id21" draw:id="id21" draw:layer="layout" svg:width="2.999cm" svg:height="0.999cm" svg:x="9cm" svg:y="3cm" svg:viewBox="0 0 3000 1000" draw:points="0,1000 3000,0">
          <text:p/>
        </draw:polyline>
        <draw:polyline draw:style-name="gr10" draw:text-style-name="P8" xml:id="id22" draw:id="id22" draw:layer="layout" svg:width="7.999cm" svg:height="1.499cm" svg:x="4cm" svg:y="3cm" svg:viewBox="0 0 8000 1500" draw:points="0,1500 8000,0">
          <text:p/>
        </draw:polyline>
        <draw:polyline draw:style-name="gr11" draw:text-style-name="P8" xml:id="id23" draw:id="id23" draw:layer="layout" svg:width="8.499cm" svg:height="3.999cm" svg:x="3.5cm" svg:y="3cm" svg:viewBox="0 0 8500 4000" draw:points="0,4000 8500,0">
          <text:p/>
        </draw:polyline>
        <draw:polyline draw:style-name="gr12" draw:text-style-name="P8" xml:id="id24" draw:id="id24" draw:layer="layout" svg:width="8.499cm" svg:height="6.499cm" svg:x="3.5cm" svg:y="3cm" svg:viewBox="0 0 8500 6500" draw:points="0,6500 8500,0">
          <text:p/>
        </draw:polyline>
        <draw:polyline draw:style-name="gr13" draw:text-style-name="P8" xml:id="id25" draw:id="id25" draw:layer="layout" svg:width="8.499cm" svg:height="8.999cm" svg:x="3.5cm" svg:y="3cm" svg:viewBox="0 0 8500 9000" draw:points="0,9000 8500,0">
          <text:p/>
        </draw:polyline>
        <draw:polyline draw:style-name="gr14" draw:text-style-name="P8" xml:id="id26" draw:id="id26" draw:layer="layout" svg:width="2.999cm" svg:height="3.999cm" svg:x="9cm" svg:y="3cm" svg:viewBox="0 0 3000 4000" draw:points="0,4000 3000,0">
          <text:p/>
        </draw:polyline>
        <draw:polyline draw:style-name="gr15" draw:text-style-name="P8" xml:id="id27" draw:id="id27" draw:layer="layout" svg:width="3.499cm" svg:height="6.499cm" svg:x="8.5cm" svg:y="3cm" svg:viewBox="0 0 3500 6500" draw:points="0,6500 3500,0">
          <text:p/>
        </draw:polyline>
        <draw:polyline draw:style-name="gr16" draw:text-style-name="P8" xml:id="id28" draw:id="id28" draw:layer="layout" svg:width="3.499cm" svg:height="8.999cm" svg:x="8.5cm" svg:y="3cm" svg:viewBox="0 0 3500 9000" draw:points="0,9000 3500,0">
          <text:p/>
        </draw:polyline>
        <draw:frame draw:style-name="gr17" draw:text-style-name="P7" draw:layer="layout" svg:width="4.731cm" svg:height="1.052cm" svg:x="12.5cm" svg:y="2.439cm">
          <draw:text-box>
            <text:p xml:id="id29" text:id="id29">Funções nativas</text:p>
          </draw:text-box>
        </draw:frame>
        <draw:line draw:style-name="gr18" draw:text-style-name="P8" draw:layer="layout" svg:x1="7.5cm" svg:y1="3.5cm" svg:x2="7.5cm" svg:y2="3.753cm">
          <text:p/>
        </draw:line>
        <draw:line draw:style-name="gr19" draw:text-style-name="P8" draw:layer="layout" svg:x1="5cm" svg:y1="3.501cm" svg:x2="5cm" svg:y2="3.754cm">
          <text:p/>
        </draw:line>
        <draw:line draw:style-name="gr19" draw:text-style-name="P8" draw:layer="layout" svg:x1="5cm" svg:y1="6.702cm" svg:x2="5cm" svg:y2="6.955cm">
          <text:p/>
        </draw:line>
        <draw:line draw:style-name="gr19" draw:text-style-name="P8" draw:layer="layout" svg:x1="5cm" svg:y1="8.5cm" svg:x2="5cm" svg:y2="9.356cm">
          <text:p/>
        </draw:line>
        <draw:line draw:style-name="gr19" draw:text-style-name="P8" draw:layer="layout" svg:x1="5cm" svg:y1="11.6cm" svg:x2="5cm" svg:y2="12.456cm">
          <text:p/>
        </draw:line>
        <draw:line draw:style-name="gr19" draw:text-style-name="P8" draw:layer="layout" svg:x1="7.5cm" svg:y1="11.6cm" svg:x2="7.5cm" svg:y2="12.456cm">
          <text:p/>
        </draw:line>
        <draw:line draw:style-name="gr19" draw:text-style-name="P8" draw:layer="layout" svg:x1="7.5cm" svg:y1="8.8cm" svg:x2="7.5cm" svg:y2="9.656cm">
          <text:p/>
        </draw:line>
        <draw:line draw:style-name="gr19" draw:text-style-name="P8" draw:layer="layout" svg:x1="7.5cm" svg:y1="6.6cm" svg:x2="7.5cm" svg:y2="7.456cm">
          <text:p/>
        </draw:line>
        <draw:line draw:style-name="gr19" draw:text-style-name="P8" draw:layer="layout" svg:x1="7.5cm" svg:y1="3.9cm" svg:x2="7.5cm" svg:y2="4.756cm">
          <text:p/>
        </draw:line>
        <draw:line draw:style-name="gr19" draw:text-style-name="P8" draw:layer="layout" svg:x1="5cm" svg:y1="3.3cm" svg:x2="5cm" svg:y2="4.156cm">
          <text:p/>
        </draw:line>
        <draw:line draw:style-name="gr19" draw:text-style-name="P8" draw:layer="layout" svg:x1="5cm" svg:y1="6.5cm" svg:x2="5cm" svg:y2="7.356cm">
          <text:p/>
        </draw:line>
        <draw:line draw:style-name="gr19" draw:text-style-name="P8" draw:layer="layout" svg:x1="10cm" svg:y1="13.5cm" svg:x2="10cm" svg:y2="14cm">
          <text:p/>
        </draw:line>
        <draw:custom-shape draw:style-name="gr20" draw:text-style-name="P5" draw:layer="layout" svg:width="12.5cm" svg:height="6.3cm" svg:x="10cm" svg:y="8.2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0cm" svg:y1="13.1cm" svg:x2="10cm" svg:y2="14.5cm">
          <text:p/>
        </draw:line>
        <draw:custom-shape draw:style-name="gr8" draw:text-style-name="P5" draw:layer="layout" svg:width="2.5cm" svg:height="2.2cm" svg:x="10.5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0.5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3.7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3.7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6.7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6.7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0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0cm" svg:y="10.9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6.7cm" svg:y1="11.3cm" svg:x2="16.7cm" svg:y2="12.156cm">
          <text:p/>
        </draw:line>
        <draw:line draw:style-name="gr19" draw:text-style-name="P8" draw:layer="layout" svg:x1="13.7cm" svg:y1="9cm" svg:x2="13.7cm" svg:y2="9.856cm">
          <text:p/>
        </draw:line>
        <draw:line draw:style-name="gr19" draw:text-style-name="P8" draw:layer="layout" svg:x1="19.4cm" svg:y1="9cm" svg:x2="19.4cm" svg:y2="9.856cm">
          <text:p/>
        </draw:line>
        <draw:line draw:style-name="gr19" draw:text-style-name="P8" draw:layer="layout" svg:x1="13.7cm" svg:y1="11.3cm" svg:x2="13.7cm" svg:y2="12.156cm">
          <text:p/>
        </draw:line>
        <draw:line draw:style-name="gr19" draw:text-style-name="P8" draw:layer="layout" svg:x1="16.7cm" svg:y1="8.8cm" svg:x2="16.7cm" svg:y2="9.656cm">
          <text:p/>
        </draw:line>
        <draw:line draw:style-name="gr19" draw:text-style-name="P8" draw:layer="layout" svg:x1="20cm" svg:y1="8.8cm" svg:x2="20cm" svg:y2="9.656cm">
          <text:p/>
        </draw:line>
        <draw:line draw:style-name="gr19" draw:text-style-name="P8" draw:layer="layout" svg:x1="20cm" svg:y1="11.1cm" svg:x2="20cm" svg:y2="11.956cm">
          <text:p/>
        </draw:line>
        <draw:line draw:style-name="gr19" draw:text-style-name="P8" draw:layer="layout" svg:x1="12.023cm" svg:y1="13.072cm" svg:x2="12.879cm" svg:y2="13.085cm">
          <text:p/>
        </draw:line>
        <draw:line draw:style-name="gr19" draw:text-style-name="P8" draw:layer="layout" svg:x1="13cm" svg:y1="10.4cm" svg:x2="12cm" svg:y2="10.4cm">
          <text:p/>
        </draw:line>
        <draw:line draw:style-name="gr19" draw:text-style-name="P8" draw:layer="layout" svg:x1="13cm" svg:y1="13.1cm" svg:x2="12cm" svg:y2="13.1cm">
          <text:p/>
        </draw:line>
        <draw:polyline draw:style-name="gr21" draw:text-style-name="P8" xml:id="id30" draw:id="id30" draw:layer="layout" svg:width="7.499cm" svg:height="4.499cm" svg:x="11.5cm" svg:y="5cm" svg:viewBox="0 0 7500 4500" draw:points="0,4500 7500,0">
          <text:p/>
        </draw:polyline>
        <draw:polyline draw:style-name="gr22" draw:text-style-name="P8" xml:id="id31" draw:id="id31" draw:layer="layout" svg:width="3.499cm" svg:height="3.999cm" svg:x="15.5cm" svg:y="5cm" svg:viewBox="0 0 3500 4000" draw:points="0,4000 3500,0">
          <text:p/>
        </draw:polyline>
        <draw:polyline draw:style-name="gr23" draw:text-style-name="P8" xml:id="id32" draw:id="id32" draw:layer="layout" svg:width="0.999cm" svg:height="4.499cm" svg:x="18cm" svg:y="5cm" svg:viewBox="0 0 1000 4500" draw:points="0,4500 1000,0">
          <text:p/>
        </draw:polyline>
        <draw:polyline draw:style-name="gr24" draw:text-style-name="P8" xml:id="id33" draw:id="id33" draw:layer="layout" svg:width="1.999cm" svg:height="3.999cm" svg:x="19cm" svg:y="5cm" svg:viewBox="0 0 2000 4000" draw:points="2000,4000 0,0">
          <text:p/>
        </draw:polyline>
        <draw:polyline draw:style-name="gr25" draw:text-style-name="P8" xml:id="id34" draw:id="id34" draw:layer="layout" svg:width="6.999cm" svg:height="6.499cm" svg:x="12cm" svg:y="5cm" svg:viewBox="0 0 7000 6500" draw:points="0,6500 7000,0">
          <text:p/>
        </draw:polyline>
        <draw:polyline draw:style-name="gr26" draw:text-style-name="P8" xml:id="id35" draw:id="id35" draw:layer="layout" svg:width="3.999cm" svg:height="6.999cm" svg:x="15cm" svg:y="5cm" svg:viewBox="0 0 4000 7000" draw:points="0,7000 4000,0">
          <text:p/>
        </draw:polyline>
        <draw:polyline draw:style-name="gr27" draw:text-style-name="P8" xml:id="id36" draw:id="id36" draw:layer="layout" svg:width="0.499cm" svg:height="6.499cm" svg:x="18.5cm" svg:y="5cm" svg:viewBox="0 0 500 6500" draw:points="0,6500 500,0">
          <text:p/>
        </draw:polyline>
        <draw:polyline draw:style-name="gr28" draw:text-style-name="P8" xml:id="id37" draw:id="id37" draw:layer="layout" svg:width="2.499cm" svg:height="6.999cm" svg:x="19cm" svg:y="5cm" svg:viewBox="0 0 2500 7000" draw:points="2500,7000 0,0">
          <text:p/>
        </draw:polyline>
        <draw:frame draw:style-name="gr29" draw:text-style-name="P7" draw:layer="layout" svg:width="5.5cm" svg:height="1.853cm" svg:x="16.5cm" svg:y="3.574cm">
          <draw:text-box>
            <text:p xml:id="id38" text:id="id38">Funções auxiliar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Pra entend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xml:id="id39" text:id="id39">Em Portugol Studio</text:p>
          </draw:text-box>
        </draw:frame>
        <draw:frame presentation:style-name="pr7" draw:text-style-name="P10" draw:layer="layout" svg:width="5.5cm" svg:height="11cm" svg:x="1cm" svg:y="4cm" presentation:class="outline" presentation:user-transformed="true">
          <draw:text-box>
            <text:list text:style-name="L2">
              <text:list-header>
                <text:p xml:id="id40" text:id="id40" text:style-name="P9"><text:span text:style-name="T2">Programa{</text:span></text:p>
                <text:p xml:id="id42" text:id="id42" text:style-name="P9"><text:span text:style-name="T2">Funcao inicio{</text:span></text:p>
                <text:p xml:id="id44" text:id="id44" text:style-name="P9"><text:span text:style-name="T2">Se(){</text:span></text:p>
                <text:p xml:id="id45" text:id="id45" text:style-name="P9"><text:span text:style-name="T2">}senao</text:span></text:p>
                <text:p text:style-name="P9"><text:span text:style-name="T2"/></text:p>
                <text:p xml:id="id46" text:id="id46" text:style-name="P9"><text:span text:style-name="T2">Faca{</text:span></text:p>
                <text:p xml:id="id47" text:id="id47" text:style-name="P9"><text:span text:style-name="T2">}enquanto()</text:span></text:p>
                <text:p text:style-name="P9"><text:span text:style-name="T2"/></text:p>
                <text:p xml:id="id48" text:id="id48" text:style-name="P9"><text:span text:style-name="T2">Para(){</text:span></text:p>
                <text:p xml:id="id49" text:id="id49" text:style-name="P9"><text:span text:style-name="T2">}</text:span></text:p>
                <text:p xml:id="id43" text:id="id43" text:style-name="P9"><text:span text:style-name="T2">}</text:span></text:p>
                <text:p xml:id="id41" text:id="id41" text:style-name="P9"><text:span text:style-name="T2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2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02s" smil:fill="hold" smil:targetElement="id43" anim:sub-item="text" smil:attributeName="visibility" smil:to="visible"/>
                  <anim:animate smil:dur="0.01s" smil:fill="hold" smil:targetElement="id43" anim:sub-item="text" smil:attributeName="x" smil:values="x;x" smil:keyTimes="0;1"/>
                  <anim:animate smil:dur="0.01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5" anim:sub-item="text" smil:attributeName="visibility" smil:to="visible"/>
                </anim:par>
                <anim:par smil:begin="0.5s" smil:fill="hold" presentation:node-type="with-previous" presentation:preset-class="entrance" presentation:preset-id="ooo-entrance-appear">
                  <anim:set smil:begin="0s" smil:dur="0.000002s" smil:fill="hold" smil:targetElement="id46" anim:sub-item="text" smil:attributeName="visibility" smil:to="visible"/>
                </anim:par>
                <anim:par smil:begin="0.5s" smil:fill="hold" presentation:node-type="with-previous" presentation:preset-class="entrance" presentation:preset-id="ooo-entrance-appear">
                  <anim:set smil:begin="0s" smil:dur="0.000002s" smil:fill="hold" smil:targetElement="id47" anim:sub-item="text" smil:attributeName="visibility" smil:to="visible"/>
                </anim:par>
                <anim:par smil:begin="0.5s" smil:fill="hold" presentation:node-type="with-previous" presentation:preset-class="entrance" presentation:preset-id="ooo-entrance-appear">
                  <anim:set smil:begin="0s" smil:dur="0.000002s" smil:fill="hold" smil:targetElement="id48" anim:sub-item="text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Em Portugol Studio</text:p>
          </draw:text-box>
        </draw:frame>
        <draw:frame presentation:style-name="pr7" draw:text-style-name="P10" draw:layer="layout" svg:width="5.5cm" svg:height="11cm" svg:x="1cm" svg:y="4cm" presentation:class="outline" presentation:user-transformed="true">
          <draw:text-box>
            <text:list text:style-name="L2">
              <text:list-header>
                <text:p text:style-name="P9"><text:span text:style-name="T2">Programa{</text:span></text:p>
                <text:p text:style-name="P9"><text:span text:style-name="T2">Funcao inicio{</text:span></text:p>
                <text:p text:style-name="P9"><text:span text:style-name="T2">Se(){</text:span></text:p>
                <text:p text:style-name="P9"><text:span text:style-name="T2">}senao</text:span></text:p>
                <text:p text:style-name="P9"><text:span text:style-name="T2"/></text:p>
                <text:p text:style-name="P9"><text:span text:style-name="T2">Faca{</text:span></text:p>
                <text:p text:style-name="P9"><text:span text:style-name="T2">}enquanto()</text:span></text:p>
                <text:p text:style-name="P9"><text:span text:style-name="T2"/></text:p>
                <text:p text:style-name="P9"><text:span text:style-name="T2">Para(){</text:span></text:p>
                <text:p text:style-name="P9"><text:span text:style-name="T2">}</text:span></text:p>
                <text:p text:style-name="P9"><text:span text:style-name="T2">}</text:span></text:p>
                <text:p text:style-name="P9"><text:span text:style-name="T2">}</text:span></text:p>
              </text:list-header>
            </text:list>
          </draw:text-box>
        </draw:frame>
        <draw:line draw:style-name="gr30" draw:text-style-name="P11" draw:layer="layout" svg:x1="5cm" svg:y1="5.2cm" svg:x2="12cm" svg:y2="5.2cm">
          <text:p/>
        </draw:line>
        <draw:frame draw:style-name="gr31" draw:text-style-name="P12" draw:layer="layout" svg:width="10.5cm" svg:height="1.052cm" svg:x="12cm" svg:y="4.747cm">
          <draw:text-box>
            <text:list text:style-name="L1">
              <text:list-item>
                <text:p text:style-name="P9"><text:span text:style-name="T3">Corpo do programa</text:span></text:p>
              </text:list-item>
            </text:list>
          </draw:text-box>
        </draw:frame>
        <draw:line draw:style-name="gr32" draw:text-style-name="P11" draw:layer="layout" svg:x1="3cm" svg:y1="6cm" svg:x2="12cm" svg:y2="6cm">
          <text:p/>
        </draw:line>
        <draw:line draw:style-name="gr33" draw:text-style-name="P11" draw:layer="layout" svg:x1="3cm" svg:y1="9cm" svg:x2="12cm" svg:y2="6cm">
          <text:p/>
        </draw:line>
        <draw:line draw:style-name="gr34" draw:text-style-name="P11" draw:layer="layout" svg:x1="3.5cm" svg:y1="12cm" svg:x2="12cm" svg:y2="6cm">
          <text:p/>
        </draw:line>
        <draw:frame draw:style-name="gr31" draw:text-style-name="P12" draw:layer="layout" svg:width="10.5cm" svg:height="1.052cm" svg:x="12cm" svg:y="5.547cm">
          <draw:text-box>
            <text:list text:style-name="L1">
              <text:list-item>
                <text:p text:style-name="P9"><text:span text:style-name="T3">Funções nativas</text:span></text:p>
              </text:list-item>
            </text:list>
          </draw:text-box>
        </draw:frame>
        <draw:line draw:style-name="gr35" draw:text-style-name="P11" draw:layer="layout" svg:x1="4.493cm" svg:y1="4.4cm" svg:x2="11.993cm" svg:y2="4.4cm">
          <text:p/>
        </draw:line>
        <draw:frame draw:style-name="gr36" draw:text-style-name="P13" draw:layer="layout" svg:width="4.379cm" svg:height="1.052cm" svg:x="12.034cm" svg:y="3.909cm">
          <draw:text-box>
            <text:list text:style-name="L1">
              <text:list-item>
                <text:p><text:span text:style-name="T3">Condomín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As linguagens de programação tem diversas funções parecidas com as citadas anteriormente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Printf(), escreva(), scanf(), leia(). São todas funções nativas das linguagen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Agora, porque no desenho exemplo existem blocos para representar funçõ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>
        <office:forms form:automatic-focus="false" form:apply-design-mode="false"/>
        <draw:custom-shape draw:style-name="gr2" draw:text-style-name="P14" draw:layer="layout" svg:width="28cm" svg:height="15.75cm" svg:x="0cm" svg:y="0cm">
          <text:p text:style-name="P14"><text:span text:style-name="T4">Setor de serviços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7.5cm" svg:height="13.5cm" svg:x="2.5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6.509cm" svg:height="1.052cm" svg:x="3cm" svg:y="1.448cm">
          <draw:text-box>
            <text:p><text:span text:style-name="T4">Co</text:span><text:span text:style-name="T4">ndo</text:span><text:span text:style-name="T4">mín</text:span><text:span text:style-name="T4">io </text:span><text:span text:style-name="T4">pro</text:span><text:span text:style-name="T4">gra</text:span><text:span text:style-name="T4">ma</text:span></text:p>
          </draw:text-box>
        </draw:frame>
        <draw:line draw:style-name="gr5" draw:text-style-name="P8" draw:layer="layout" svg:x1="2.5cm" svg:y1="2.8cm" svg:x2="5cm" svg:y2="2.8cm">
          <text:p/>
        </draw:line>
        <draw:line draw:style-name="gr5" draw:text-style-name="P8" draw:layer="layout" svg:x1="7.5cm" svg:y1="2.8cm" svg:x2="10cm" svg:y2="2.8cm">
          <text:p/>
        </draw:line>
        <draw:frame draw:style-name="gr6" draw:text-style-name="P15" draw:layer="layout" svg:width="3cm" svg:height="1.853cm" svg:x="5cm" svg:y="1.9cm">
          <draw:text-box>
            <text:p><text:span text:style-name="T4">portaria</text:span></text:p>
          </draw:text-box>
        </draw:frame>
        <draw:custom-shape draw:style-name="gr8" draw:text-style-name="P5" draw:layer="layout" svg:width="2.5cm" svg:height="2.2cm" svg:x="2.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.5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.5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7.5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7.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7.5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7.5cm" svg:y="10.9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cm" svg:y1="4cm" svg:x2="12cm" svg:y2="3cm">
          <text:p/>
        </draw:line>
        <draw:line draw:style-name="gr10" draw:text-style-name="P8" draw:layer="layout" svg:x1="4cm" svg:y1="4.5cm" svg:x2="12cm" svg:y2="3cm">
          <text:p/>
        </draw:line>
        <draw:line draw:style-name="gr11" draw:text-style-name="P8" draw:layer="layout" svg:x1="3.5cm" svg:y1="7cm" svg:x2="12cm" svg:y2="3cm">
          <text:p/>
        </draw:line>
        <draw:line draw:style-name="gr12" draw:text-style-name="P8" draw:layer="layout" svg:x1="3.5cm" svg:y1="9.5cm" svg:x2="12cm" svg:y2="3cm">
          <text:p/>
        </draw:line>
        <draw:line draw:style-name="gr13" draw:text-style-name="P8" draw:layer="layout" svg:x1="3.5cm" svg:y1="12cm" svg:x2="12cm" svg:y2="3cm">
          <text:p/>
        </draw:line>
        <draw:line draw:style-name="gr14" draw:text-style-name="P8" draw:layer="layout" svg:x1="9cm" svg:y1="7cm" svg:x2="12cm" svg:y2="3cm">
          <text:p/>
        </draw:line>
        <draw:line draw:style-name="gr15" draw:text-style-name="P8" draw:layer="layout" svg:x1="8.5cm" svg:y1="9.5cm" svg:x2="12cm" svg:y2="3cm">
          <text:p/>
        </draw:line>
        <draw:line draw:style-name="gr16" draw:text-style-name="P8" draw:layer="layout" svg:x1="8.5cm" svg:y1="12cm" svg:x2="12cm" svg:y2="3cm">
          <text:p/>
        </draw:line>
        <draw:frame draw:style-name="gr17" draw:text-style-name="P15" draw:layer="layout" svg:width="4.731cm" svg:height="1.052cm" svg:x="12.5cm" svg:y="2.439cm">
          <draw:text-box>
            <text:p><text:span text:style-name="T4">Funções nativas</text:span></text:p>
          </draw:text-box>
        </draw:frame>
        <draw:line draw:style-name="gr18" draw:text-style-name="P8" draw:layer="layout" svg:x1="7.5cm" svg:y1="3.5cm" svg:x2="7.5cm" svg:y2="3.753cm">
          <text:p/>
        </draw:line>
        <draw:line draw:style-name="gr19" draw:text-style-name="P8" draw:layer="layout" svg:x1="5cm" svg:y1="3.501cm" svg:x2="5cm" svg:y2="3.754cm">
          <text:p/>
        </draw:line>
        <draw:line draw:style-name="gr19" draw:text-style-name="P8" draw:layer="layout" svg:x1="5cm" svg:y1="6.702cm" svg:x2="5cm" svg:y2="6.955cm">
          <text:p/>
        </draw:line>
        <draw:line draw:style-name="gr19" draw:text-style-name="P8" draw:layer="layout" svg:x1="5cm" svg:y1="8.5cm" svg:x2="5cm" svg:y2="9.356cm">
          <text:p/>
        </draw:line>
        <draw:line draw:style-name="gr19" draw:text-style-name="P8" draw:layer="layout" svg:x1="5cm" svg:y1="11.6cm" svg:x2="5cm" svg:y2="12.456cm">
          <text:p/>
        </draw:line>
        <draw:line draw:style-name="gr19" draw:text-style-name="P8" draw:layer="layout" svg:x1="7.5cm" svg:y1="11.6cm" svg:x2="7.5cm" svg:y2="12.456cm">
          <text:p/>
        </draw:line>
        <draw:line draw:style-name="gr19" draw:text-style-name="P8" draw:layer="layout" svg:x1="7.5cm" svg:y1="8.8cm" svg:x2="7.5cm" svg:y2="9.656cm">
          <text:p/>
        </draw:line>
        <draw:line draw:style-name="gr19" draw:text-style-name="P8" draw:layer="layout" svg:x1="7.5cm" svg:y1="6.6cm" svg:x2="7.5cm" svg:y2="7.456cm">
          <text:p/>
        </draw:line>
        <draw:line draw:style-name="gr19" draw:text-style-name="P8" draw:layer="layout" svg:x1="7.5cm" svg:y1="3.9cm" svg:x2="7.5cm" svg:y2="4.756cm">
          <text:p/>
        </draw:line>
        <draw:line draw:style-name="gr19" draw:text-style-name="P8" draw:layer="layout" svg:x1="5cm" svg:y1="3.3cm" svg:x2="5cm" svg:y2="4.156cm">
          <text:p/>
        </draw:line>
        <draw:line draw:style-name="gr19" draw:text-style-name="P8" draw:layer="layout" svg:x1="5cm" svg:y1="6.5cm" svg:x2="5cm" svg:y2="7.356cm">
          <text:p/>
        </draw:line>
        <draw:line draw:style-name="gr19" draw:text-style-name="P8" draw:layer="layout" svg:x1="10cm" svg:y1="13.5cm" svg:x2="10cm" svg:y2="14cm">
          <text:p/>
        </draw:line>
        <draw:custom-shape draw:style-name="gr38" draw:text-style-name="P5" draw:layer="layout" svg:width="12.5cm" svg:height="6.3cm" svg:x="10cm" svg:y="8.2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0cm" svg:y1="13.1cm" svg:x2="10cm" svg:y2="14.5cm">
          <text:p/>
        </draw:line>
        <draw:custom-shape draw:style-name="gr8" draw:text-style-name="P5" draw:layer="layout" svg:width="2.5cm" svg:height="2.2cm" svg:x="10.5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0.5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3.7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3.7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6.7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16.7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0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.2cm" svg:x="20cm" svg:y="10.9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6.7cm" svg:y1="11.3cm" svg:x2="16.7cm" svg:y2="12.156cm">
          <text:p/>
        </draw:line>
        <draw:line draw:style-name="gr19" draw:text-style-name="P8" draw:layer="layout" svg:x1="13.7cm" svg:y1="9cm" svg:x2="13.7cm" svg:y2="9.856cm">
          <text:p/>
        </draw:line>
        <draw:line draw:style-name="gr19" draw:text-style-name="P8" draw:layer="layout" svg:x1="19.4cm" svg:y1="9cm" svg:x2="19.4cm" svg:y2="9.856cm">
          <text:p/>
        </draw:line>
        <draw:line draw:style-name="gr19" draw:text-style-name="P8" draw:layer="layout" svg:x1="13.7cm" svg:y1="11.3cm" svg:x2="13.7cm" svg:y2="12.156cm">
          <text:p/>
        </draw:line>
        <draw:line draw:style-name="gr19" draw:text-style-name="P8" draw:layer="layout" svg:x1="16.7cm" svg:y1="8.8cm" svg:x2="16.7cm" svg:y2="9.656cm">
          <text:p/>
        </draw:line>
        <draw:line draw:style-name="gr19" draw:text-style-name="P8" draw:layer="layout" svg:x1="20cm" svg:y1="8.8cm" svg:x2="20cm" svg:y2="9.656cm">
          <text:p/>
        </draw:line>
        <draw:line draw:style-name="gr19" draw:text-style-name="P8" draw:layer="layout" svg:x1="20cm" svg:y1="11.1cm" svg:x2="20cm" svg:y2="11.956cm">
          <text:p/>
        </draw:line>
        <draw:line draw:style-name="gr19" draw:text-style-name="P8" draw:layer="layout" svg:x1="12.023cm" svg:y1="13.072cm" svg:x2="12.879cm" svg:y2="13.085cm">
          <text:p/>
        </draw:line>
        <draw:line draw:style-name="gr19" draw:text-style-name="P8" draw:layer="layout" svg:x1="13cm" svg:y1="10.4cm" svg:x2="12cm" svg:y2="10.4cm">
          <text:p/>
        </draw:line>
        <draw:line draw:style-name="gr19" draw:text-style-name="P8" draw:layer="layout" svg:x1="13cm" svg:y1="13.1cm" svg:x2="12cm" svg:y2="13.1cm">
          <text:p/>
        </draw:line>
        <draw:line draw:style-name="gr21" draw:text-style-name="P8" draw:layer="layout" svg:x1="11.5cm" svg:y1="9.5cm" svg:x2="19cm" svg:y2="5cm">
          <text:p/>
        </draw:line>
        <draw:line draw:style-name="gr22" draw:text-style-name="P8" draw:layer="layout" svg:x1="15.5cm" svg:y1="9cm" svg:x2="19cm" svg:y2="5cm">
          <text:p/>
        </draw:line>
        <draw:line draw:style-name="gr23" draw:text-style-name="P8" draw:layer="layout" svg:x1="18cm" svg:y1="9.5cm" svg:x2="19cm" svg:y2="5cm">
          <text:p/>
        </draw:line>
        <draw:line draw:style-name="gr24" draw:text-style-name="P8" draw:layer="layout" svg:x1="21cm" svg:y1="9cm" svg:x2="19cm" svg:y2="5cm">
          <text:p/>
        </draw:line>
        <draw:line draw:style-name="gr25" draw:text-style-name="P8" draw:layer="layout" svg:x1="12cm" svg:y1="11.5cm" svg:x2="19cm" svg:y2="5cm">
          <text:p/>
        </draw:line>
        <draw:line draw:style-name="gr26" draw:text-style-name="P8" draw:layer="layout" svg:x1="15cm" svg:y1="12cm" svg:x2="19cm" svg:y2="5cm">
          <text:p/>
        </draw:line>
        <draw:line draw:style-name="gr27" draw:text-style-name="P8" draw:layer="layout" svg:x1="18.5cm" svg:y1="11.5cm" svg:x2="19cm" svg:y2="5cm">
          <text:p/>
        </draw:line>
        <draw:line draw:style-name="gr28" draw:text-style-name="P8" draw:layer="layout" svg:x1="21.5cm" svg:y1="12cm" svg:x2="19cm" svg:y2="5cm">
          <text:p/>
        </draw:line>
        <draw:frame draw:style-name="gr29" draw:text-style-name="P15" draw:layer="layout" svg:width="5.5cm" svg:height="1.853cm" svg:x="16.5cm" svg:y="3.574cm">
          <draw:text-box>
            <text:p><text:span text:style-name="T4">Funções auxili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xml:id="id50" text:id="id50">Escopos</text:p>
          </draw:text-box>
        </draw:frame>
        <draw:frame presentation:style-name="pr7" draw:text-style-name="P1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51" text:id="id51" text:style-name="P16">Escopo é o corpo da funçã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preset-property="Direction" presentation:node-type="on-click" presentation:preset-class="entrance" presentation:preset-id="ooo-entrance-venetian-blinds" presentation:preset-sub-type="vertical" anim:sub-item="text" anim:iterate-type="by-word" anim:iterate-interval="PT00H00M00.05S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iterate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>
        <office:forms form:automatic-focus="false" form:apply-design-mode="false"/>
        <draw:custom-shape draw:style-name="gr2" draw:text-style-name="P1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9.5cm" svg:height="8cm" svg:x="7.9cm" svg:y="3.4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2.5cm" svg:y1="8.5cm" svg:x2="12.5cm" svg:y2="10.5cm">
          <text:p/>
        </draw:line>
        <draw:frame draw:style-name="gr40" draw:text-style-name="P18" draw:layer="layout" svg:width="5.5cm" svg:height="1.052cm" svg:x="9.8cm" svg:y="2.374cm">
          <draw:text-box>
            <text:p text:style-name="P17">Se(5&gt;0)</text:p>
          </draw:text-box>
        </draw:frame>
        <draw:line draw:style-name="gr19" draw:text-style-name="P8" draw:layer="layout" svg:x1="17.4cm" svg:y1="8.9cm" svg:x2="17.4cm" svg:y2="10.9cm">
          <text:p/>
        </draw:line>
        <draw:frame draw:style-name="gr41" draw:text-style-name="P19" draw:layer="layout" svg:width="5.121cm" svg:height="2.654cm" svg:x="10.2cm" svg:y="5.746cm">
          <draw:text-box>
            <text:p>Faça isso</text:p>
            <text:p>Faça aquilo</text:p>
            <text:p>Faça aquilo outro</text:p>
          </draw:text-box>
        </draw:frame>
        <draw:line draw:style-name="gr42" draw:text-style-name="P8" draw:layer="layout" svg:x1="12.4cm" svg:y1="8.4cm" svg:x2="12.4cm" svg:y2="9.5cm">
          <text:p/>
        </draw:line>
        <draw:custom-shape draw:style-name="gr43" draw:text-style-name="P5" draw:layer="layout" svg:width="2.758cm" svg:height="1.024cm" svg:x="11cm" svg:y="9.5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2.458cm" svg:height="1.052cm" svg:x="11.2cm" svg:y="9.472cm">
          <draw:text-box>
            <text:p>retorne</text:p>
          </draw:text-box>
        </draw:frame>
        <draw:line draw:style-name="gr44" draw:text-style-name="P8" draw:layer="layout" svg:x1="13.758cm" svg:y1="10cm" svg:x2="18cm" svg:y2="10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Escopos</text:p>
          </draw:text-box>
        </draw:frame>
        <draw:frame presentation:style-name="pr7" draw:text-style-name="P16" draw:layer="layout" svg:width="26cm" svg:height="10.5cm" svg:x="0.8cm" svg:y="4.125cm" presentation:class="outline" presentation:user-transformed="true">
          <draw:text-box>
            <text:list text:style-name="L2">
              <text:list-item>
                <text:p text:style-name="P16">Escopo é o corpo da função.</text:p>
              </text:list-item>
              <text:list-item>
                <text:p xml:id="id52" text:id="id52" text:style-name="P16">Tudo que é <text:span text:style-name="T5">declarado</text:span><text:span text:style-name="T6"> dentro do escopo existe apenas dentro do </text:span><text:span text:style-name="T6">escop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preset-property="Direction" presentation:node-type="on-click" presentation:preset-class="entrance" presentation:preset-id="ooo-entrance-venetian-blinds" presentation:preset-sub-type="vertical" anim:sub-item="text" anim:iterate-type="by-word" anim:iterate-interval="PT00H00M00.05S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iterate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>
        <office:forms form:automatic-focus="false" form:apply-design-mode="false"/>
        <draw:custom-shape draw:style-name="gr2" draw:text-style-name="P1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9.5cm" svg:height="8cm" svg:x="2.9cm" svg:y="3.4cm">
          <text:p/>
          <draw:enhanced-geometry svg:viewBox="0 0 21600 21600" draw:type="rectangle" draw:enhanced-path="M 0 0 L 21600 0 21600 21600 0 21600 0 0 Z N"/>
        </draw:custom-shape>
        <draw:frame draw:style-name="gr40" draw:text-style-name="P19" draw:layer="layout" svg:width="5.5cm" svg:height="1.052cm" svg:x="4.8cm" svg:y="2.374cm">
          <draw:text-box>
            <text:p>Se(5&gt;0)</text:p>
          </draw:text-box>
        </draw:frame>
        <draw:frame draw:style-name="gr29" draw:text-style-name="P21" draw:layer="layout" svg:width="10cm" svg:height="1.853cm" svg:x="2.7cm" svg:y="6.473cm">
          <draw:text-box>
            <text:p text:style-name="P20"><text:span text:style-name="T7">Booleano positivo = verdadeiro</text:span></text:p>
          </draw:text-box>
        </draw:frame>
        <draw:line draw:style-name="gr19" draw:text-style-name="P8" draw:layer="layout" svg:x1="12.4cm" svg:y1="8.9cm" svg:x2="12.4cm" svg:y2="10.9cm">
          <text:p/>
        </draw:line>
        <draw:line draw:style-name="gr19" draw:text-style-name="P8" draw:layer="layout" svg:x1="12.4cm" svg:y1="8.9cm" svg:x2="12.4cm" svg:y2="10.9cm">
          <text:p/>
        </draw:line>
        <draw:custom-shape draw:style-name="gr39" draw:text-style-name="P5" draw:layer="layout" svg:width="9.5cm" svg:height="8cm" svg:x="13.8cm" svg:y="3.327cm">
          <text:p/>
          <draw:enhanced-geometry svg:viewBox="0 0 21600 21600" draw:type="rectangle" draw:enhanced-path="M 0 0 L 21600 0 21600 21600 0 21600 0 0 Z N"/>
        </draw:custom-shape>
        <draw:frame draw:style-name="gr40" draw:text-style-name="P19" draw:layer="layout" svg:width="5.5cm" svg:height="1.052cm" svg:x="15.7cm" svg:y="2.301cm">
          <draw:text-box>
            <text:p>Se(positivo)</text:p>
          </draw:text-box>
        </draw:frame>
        <draw:frame draw:style-name="gr29" draw:text-style-name="P21" draw:layer="layout" svg:width="10cm" svg:height="2.918cm" svg:x="13.6cm" svg:y="5.868cm">
          <draw:text-box>
            <text:p text:style-name="P22"><text:span text:style-name="T7">Faça isso</text:span></text:p>
            <text:p text:style-name="P22"><text:span text:style-name="T7">Faça aquilo</text:span></text:p>
            <text:p text:style-name="P22"><text:span text:style-name="T7">Faça aquilo outro</text:span></text:p>
          </draw:text-box>
        </draw:frame>
        <draw:line draw:style-name="gr19" draw:text-style-name="P8" draw:layer="layout" svg:x1="23.3cm" svg:y1="8.827cm" svg:x2="23.3cm" svg:y2="10.827cm">
          <text:p/>
        </draw:line>
        <draw:line draw:style-name="gr19" draw:text-style-name="P8" draw:layer="layout" svg:x1="23.3cm" svg:y1="8.827cm" svg:x2="23.3cm" svg:y2="10.827cm">
          <text:p/>
        </draw:line>
        <draw:frame draw:style-name="gr45" draw:text-style-name="P19" draw:layer="layout" svg:width="9.5cm" svg:height="2.654cm" svg:x="13.9cm" svg:y="11.423cm">
          <draw:text-box>
            <text:p xml:id="id53" text:id="id53">Erro: a variável positivo não foi declara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>
        <office:forms form:automatic-focus="false" form:apply-design-mode="false"/>
        <draw:custom-shape draw:style-name="gr2" draw:text-style-name="P1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9.5cm" svg:height="8cm" svg:x="0.8cm" svg:y="3.4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5.4cm" svg:y1="8.5cm" svg:x2="5.4cm" svg:y2="10.5cm">
          <text:p/>
        </draw:line>
        <draw:frame draw:style-name="gr40" draw:text-style-name="P19" draw:layer="layout" svg:width="5.5cm" svg:height="1.052cm" svg:x="2.7cm" svg:y="2.374cm">
          <draw:text-box>
            <text:p>Se(5&gt;0)</text:p>
          </draw:text-box>
        </draw:frame>
        <draw:frame draw:style-name="gr29" draw:text-style-name="P21" draw:layer="layout" svg:width="10cm" svg:height="1.853cm" svg:x="0.6cm" svg:y="6.473cm">
          <draw:text-box>
            <text:p text:style-name="P20"><text:span text:style-name="T7">Booleano positivo = verdadeiro</text:span></text:p>
          </draw:text-box>
        </draw:frame>
        <draw:line draw:style-name="gr19" draw:text-style-name="P8" draw:layer="layout" svg:x1="10.3cm" svg:y1="8.9cm" svg:x2="10.3cm" svg:y2="10.9cm">
          <text:p/>
        </draw:line>
        <draw:line draw:style-name="gr19" draw:text-style-name="P8" draw:layer="layout" svg:x1="5.4cm" svg:y1="8.5cm" svg:x2="5.4cm" svg:y2="10.5cm">
          <text:p/>
        </draw:line>
        <draw:line draw:style-name="gr19" draw:text-style-name="P8" draw:layer="layout" svg:x1="10.3cm" svg:y1="8.9cm" svg:x2="10.3cm" svg:y2="10.9cm">
          <text:p/>
        </draw:line>
        <draw:line draw:style-name="gr42" draw:text-style-name="P8" draw:layer="layout" svg:x1="3.8cm" svg:y1="8cm" svg:x2="3.8cm" svg:y2="9.5cm">
          <text:p/>
        </draw:line>
        <draw:custom-shape draw:style-name="gr46" draw:text-style-name="P5" draw:layer="layout" svg:width="5.231cm" svg:height="1.052cm" svg:x="1.6cm" svg:y="9.472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5.231cm" svg:height="1.052cm" svg:x="1.6cm" svg:y="9.472cm">
          <draw:text-box>
            <text:p>Retorne (positivo)</text:p>
          </draw:text-box>
        </draw:frame>
        <draw:line draw:style-name="gr44" draw:text-style-name="P8" draw:layer="layout" svg:x1="6.758cm" svg:y1="10cm" svg:x2="11cm" svg:y2="10cm">
          <text:p/>
        </draw:line>
        <draw:frame draw:style-name="gr41" draw:text-style-name="P19" draw:layer="layout" svg:width="5.29cm" svg:height="1.052cm" svg:x="11.2cm" svg:y="9.567cm">
          <draw:text-box>
            <text:p>Booleano positivo</text:p>
          </draw:text-box>
        </draw:frame>
        <draw:custom-shape draw:style-name="gr39" draw:text-style-name="P5" draw:layer="layout" svg:width="9.5cm" svg:height="8cm" svg:x="16.5cm" svg:y="3.354cm">
          <text:p/>
          <draw:enhanced-geometry svg:viewBox="0 0 21600 21600" draw:type="rectangle" draw:enhanced-path="M 0 0 L 21600 0 21600 21600 0 21600 0 0 Z N"/>
        </draw:custom-shape>
        <draw:frame draw:style-name="gr40" draw:text-style-name="P19" draw:layer="layout" svg:width="5.5cm" svg:height="1.052cm" svg:x="18.4cm" svg:y="2.328cm">
          <draw:text-box>
            <text:p>Se(positivo)</text:p>
          </draw:text-box>
        </draw:frame>
        <draw:frame draw:style-name="gr29" draw:text-style-name="P21" draw:layer="layout" svg:width="10cm" svg:height="2.918cm" svg:x="16.3cm" svg:y="5.895cm">
          <draw:text-box>
            <text:p text:style-name="P22"><text:span text:style-name="T7">Faça isso</text:span></text:p>
            <text:p text:style-name="P22"><text:span text:style-name="T7">Faça aquilo</text:span></text:p>
            <text:p text:style-name="P22"><text:span text:style-name="T7">Faça aquilo outro</text:span></text:p>
          </draw:text-box>
        </draw:frame>
        <draw:line draw:style-name="gr19" draw:text-style-name="P8" draw:layer="layout" svg:x1="26cm" svg:y1="8.854cm" svg:x2="26cm" svg:y2="10.854cm">
          <text:p/>
        </draw:line>
        <draw:line draw:style-name="gr19" draw:text-style-name="P8" draw:layer="layout" svg:x1="26cm" svg:y1="8.854cm" svg:x2="26cm" svg:y2="10.85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Escopos</text:p>
          </draw:text-box>
        </draw:frame>
        <draw:frame presentation:style-name="pr7" draw:text-style-name="P1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6">Escopo é o corpo da função.</text:p>
              </text:list-item>
              <text:list-item>
                <text:p text:style-name="P16">Tudo que é <text:span text:style-name="T5">declarado</text:span><text:span text:style-name="T6"> dentro do escopo existe apenas dentro do </text:span><text:span text:style-name="T6">escopo.</text:span></text:p>
              </text:list-item>
              <text:list-item>
                <text:p xml:id="id54" text:id="id54" text:style-name="P16"><text:span text:style-name="T6">Porém, toda atribuição de valor dentro do escopo existe para todo o </text:span><text:span text:style-name="T6">escopo superio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preset-property="Direction" presentation:node-type="on-click" presentation:preset-class="entrance" presentation:preset-id="ooo-entrance-venetian-blinds" presentation:preset-sub-type="vertical" anim:sub-item="text" anim:iterate-type="by-word" anim:iterate-interval="PT00H00M00.05S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iterate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Perceba que existem escopos dentro de um escopo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Para fim de entendimento chamaremos de escopo superior ou escopo matriz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>
        <office:forms form:automatic-focus="false" form:apply-design-mode="false"/>
        <draw:custom-shape draw:style-name="gr2" draw:text-style-name="P1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9.5cm" svg:height="8cm" svg:x="0.8cm" svg:y="3.4cm">
          <text:p/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5.5cm" svg:height="1.052cm" svg:x="2.7cm" svg:y="2.374cm">
          <draw:text-box>
            <text:p text:style-name="P17">Se(5&gt;0)</text:p>
          </draw:text-box>
        </draw:frame>
        <draw:frame draw:style-name="gr29" draw:text-style-name="P21" xml:id="id4" draw:id="id4" draw:layer="layout" svg:width="10cm" svg:height="1.853cm" svg:x="0.6cm" svg:y="6.473cm">
          <draw:text-box>
            <text:p text:style-name="P20"><text:span text:style-name="T7">positivo = verdadeiro</text:span></text:p>
          </draw:text-box>
        </draw:frame>
        <draw:line draw:style-name="gr19" draw:text-style-name="P8" draw:layer="layout" svg:x1="10.3cm" svg:y1="8.9cm" svg:x2="10.3cm" svg:y2="10.9cm">
          <text:p/>
        </draw:line>
        <draw:line draw:style-name="gr19" draw:text-style-name="P8" draw:layer="layout" svg:x1="10.3cm" svg:y1="8.9cm" svg:x2="10.3cm" svg:y2="10.9cm">
          <text:p/>
        </draw:line>
        <draw:frame draw:style-name="gr41" draw:text-style-name="P18" xml:id="id3" draw:id="id3" draw:layer="layout" svg:width="5.29cm" svg:height="1.052cm" svg:x="3.3cm" svg:y="1.067cm">
          <draw:text-box>
            <text:p text:style-name="P17">Booleano positivo</text:p>
          </draw:text-box>
        </draw:frame>
        <draw:custom-shape draw:style-name="gr39" draw:text-style-name="P5" draw:layer="layout" svg:width="9.5cm" svg:height="8cm" svg:x="16.5cm" svg:y="3.354cm">
          <text:p/>
          <draw:enhanced-geometry svg:viewBox="0 0 21600 21600" draw:type="rectangle" draw:enhanced-path="M 0 0 L 21600 0 21600 21600 0 21600 0 0 Z N"/>
        </draw:custom-shape>
        <draw:frame draw:style-name="gr40" draw:text-style-name="P18" xml:id="id2" draw:id="id2" draw:layer="layout" svg:width="5.5cm" svg:height="1.052cm" svg:x="18.4cm" svg:y="2.328cm">
          <draw:text-box>
            <text:p text:style-name="P17">Se(positivo)</text:p>
          </draw:text-box>
        </draw:frame>
        <draw:frame draw:style-name="gr47" draw:text-style-name="P23" draw:layer="layout" svg:width="10cm" svg:height="2.918cm" svg:x="16.3cm" svg:y="5.895cm">
          <draw:text-box>
            <text:p text:style-name="P22"><text:span text:style-name="T7">Faça isso</text:span></text:p>
            <text:p text:style-name="P22"><text:span text:style-name="T7">Faça aquilo</text:span></text:p>
            <text:p text:style-name="P22"><text:span text:style-name="T7">Faça aquilo outro</text:span></text:p>
          </draw:text-box>
        </draw:frame>
        <draw:line draw:style-name="gr19" draw:text-style-name="P8" draw:layer="layout" svg:x1="26cm" svg:y1="8.854cm" svg:x2="26cm" svg:y2="10.854cm">
          <text:p/>
        </draw:line>
        <draw:line draw:style-name="gr19" draw:text-style-name="P8" draw:layer="layout" svg:x1="26cm" svg:y1="8.854cm" svg:x2="26cm" svg:y2="10.854cm">
          <text:p/>
        </draw:line>
        <draw:connector draw:style-name="gr48" draw:text-style-name="P8" draw:layer="layout" draw:type="curve" draw:line-skew="1.545cm" svg:x1="6.732cm" svg:y1="9.612cm" svg:x2="18.4cm" svg:y2="2.854cm" draw:start-shape="id1" draw:start-glue-point="1" draw:end-shape="id2" draw:end-glue-point="3" svg:d="M6732 9612c11109 0 5275-6758 11668-6758" svg:viewBox="0 0 11669 6759">
          <text:p/>
        </draw:connector>
        <draw:line draw:style-name="gr19" draw:text-style-name="P8" draw:layer="layout" svg:x1="21.174cm" svg:y1="8.7cm" svg:x2="21.174cm" svg:y2="10.7cm">
          <text:p/>
        </draw:line>
        <draw:line draw:style-name="gr19" draw:text-style-name="P8" draw:layer="layout" svg:x1="26.074cm" svg:y1="9.1cm" svg:x2="26.074cm" svg:y2="11.1cm">
          <text:p/>
        </draw:line>
        <draw:line draw:style-name="gr42" draw:text-style-name="P8" draw:layer="layout" svg:x1="21.074cm" svg:y1="8.6cm" svg:x2="21.074cm" svg:y2="9.7cm">
          <text:p/>
        </draw:line>
        <draw:custom-shape draw:style-name="gr49" draw:text-style-name="P5" draw:layer="layout" svg:width="2.758cm" svg:height="1.024cm" svg:x="19.674cm" svg:y="9.7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2.458cm" svg:height="1.052cm" svg:x="19.874cm" svg:y="9.672cm">
          <draw:text-box>
            <text:p>retorne</text:p>
          </draw:text-box>
        </draw:frame>
        <draw:line draw:style-name="gr44" draw:text-style-name="P8" draw:layer="layout" svg:x1="22.432cm" svg:y1="10.2cm" svg:x2="26.674cm" svg:y2="10.2cm">
          <text:p/>
        </draw:line>
        <draw:line draw:style-name="gr19" draw:text-style-name="P8" draw:layer="layout" svg:x1="5.474cm" svg:y1="8.1cm" svg:x2="5.474cm" svg:y2="10.1cm">
          <text:p/>
        </draw:line>
        <draw:line draw:style-name="gr42" draw:text-style-name="P8" draw:layer="layout" svg:x1="5.374cm" svg:y1="8cm" svg:x2="5.374cm" svg:y2="9.1cm">
          <text:p/>
        </draw:line>
        <draw:custom-shape draw:style-name="gr49" draw:text-style-name="P5" xml:id="id1" draw:id="id1" draw:layer="layout" svg:width="2.758cm" svg:height="1.024cm" svg:x="3.974cm" svg:y="9.1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2.458cm" svg:height="1.052cm" svg:x="4.174cm" svg:y="9.072cm">
          <draw:text-box>
            <text:p>retorne</text:p>
          </draw:text-box>
        </draw:frame>
        <draw:connector draw:style-name="gr50" draw:text-style-name="P8" xml:id="id55" draw:id="id55" draw:layer="layout" draw:type="curve" svg:x1="3.3cm" svg:y1="1.593cm" svg:x2="5.6cm" svg:y2="6.473cm" draw:start-shape="id3" draw:start-glue-point="3" draw:end-shape="id4" draw:end-glue-point="0" svg:d="M3300 1593c-375 0-313 1352 356 1756s1944-141 1944 3124" svg:viewBox="0 0 2530 4881">
          <text:p/>
        </draw:connector>
        <draw:connector draw:style-name="gr51" draw:text-style-name="P8" xml:id="id56" draw:id="id56" draw:layer="layout" draw:type="curve" svg:x1="8.59cm" svg:y1="1.593cm" svg:x2="18.4cm" svg:y2="2.854cm" draw:start-shape="id3" draw:start-glue-point="1" draw:end-shape="id2" draw:end-glue-point="3" svg:d="M8590 1593c7357 0 2453 1261 9810 1261" svg:viewBox="0 0 9811 1262">
          <text:p/>
        </draw:connector>
        <draw:frame draw:style-name="gr41" draw:text-style-name="P19" draw:layer="layout" svg:width="4.761cm" svg:height="1.052cm" svg:x="12.479cm" svg:y="0.077cm">
          <draw:text-box>
            <text:p>Escopo superio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>
        <office:forms form:automatic-focus="false" form:apply-design-mode="false"/>
        <draw:custom-shape draw:style-name="gr2" draw:text-style-name="P1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18.6cm" svg:height="12.5cm" svg:x="0.9cm" svg:y="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6.34cm" svg:height="5.997cm" svg:x="1.733cm" svg:y="5.816cm">
          <text:p/>
          <draw:enhanced-geometry svg:viewBox="0 0 21600 21600" draw:type="rectangle" draw:enhanced-path="M 0 0 L 21600 0 21600 21600 0 21600 0 0 Z N"/>
        </draw:custom-shape>
        <draw:frame draw:style-name="gr54" draw:text-style-name="P18" draw:layer="layout" svg:width="3.671cm" svg:height="1.052cm" svg:x="3.001cm" svg:y="4.915cm">
          <draw:text-box>
            <text:p text:style-name="P17">Se(5&gt;0)</text:p>
          </draw:text-box>
        </draw:frame>
        <draw:frame draw:style-name="gr55" draw:text-style-name="P21" xml:id="id8" draw:id="id8" draw:layer="layout" svg:width="6.673cm" svg:height="2.029cm" svg:x="1.6cm" svg:y="7.8cm">
          <draw:text-box>
            <text:p text:style-name="P20"><text:span text:style-name="T7">positivo = verdadeiro</text:span></text:p>
          </draw:text-box>
        </draw:frame>
        <draw:line draw:style-name="gr19" draw:text-style-name="P8" draw:layer="layout" svg:x1="8.073cm" svg:y1="9.939cm" svg:x2="8.073cm" svg:y2="11.438cm">
          <text:p/>
        </draw:line>
        <draw:line draw:style-name="gr19" draw:text-style-name="P8" draw:layer="layout" svg:x1="8.073cm" svg:y1="9.939cm" svg:x2="8.073cm" svg:y2="11.438cm">
          <text:p/>
        </draw:line>
        <draw:frame draw:style-name="gr56" draw:text-style-name="P18" xml:id="id7" draw:id="id7" draw:layer="layout" svg:width="3.53cm" svg:height="1.853cm" svg:x="3.402cm" svg:y="3.535cm">
          <draw:text-box>
            <text:p text:style-name="P17">Booleano positivo</text:p>
          </draw:text-box>
        </draw:frame>
        <draw:custom-shape draw:style-name="gr57" draw:text-style-name="P5" draw:layer="layout" svg:width="6.339cm" svg:height="5.998cm" svg:x="12.211cm" svg:y="5.781cm">
          <text:p/>
          <draw:enhanced-geometry svg:viewBox="0 0 21600 21600" draw:type="rectangle" draw:enhanced-path="M 0 0 L 21600 0 21600 21600 0 21600 0 0 Z N"/>
        </draw:custom-shape>
        <draw:frame draw:style-name="gr58" draw:text-style-name="P18" xml:id="id6" draw:id="id6" draw:layer="layout" svg:width="3.671cm" svg:height="1.052cm" svg:x="13.478cm" svg:y="4.881cm">
          <draw:text-box>
            <text:p text:style-name="P17">Se(positivo)</text:p>
          </draw:text-box>
        </draw:frame>
        <draw:frame draw:style-name="gr59" draw:text-style-name="P23" draw:layer="layout" svg:width="6.673cm" svg:height="2.918cm" svg:x="12.077cm" svg:y="7.321cm">
          <draw:text-box>
            <text:p text:style-name="P22"><text:span text:style-name="T7">Faça isso</text:span></text:p>
            <text:p text:style-name="P22"><text:span text:style-name="T7">Faça aquilo</text:span></text:p>
            <text:p text:style-name="P22"><text:span text:style-name="T7">Faça aquilo outro</text:span></text:p>
          </draw:text-box>
        </draw:frame>
        <draw:line draw:style-name="gr19" draw:text-style-name="P8" draw:layer="layout" svg:x1="18.55cm" svg:y1="9.904cm" svg:x2="18.55cm" svg:y2="11.403cm">
          <text:p/>
        </draw:line>
        <draw:line draw:style-name="gr19" draw:text-style-name="P8" draw:layer="layout" svg:x1="18.55cm" svg:y1="9.904cm" svg:x2="18.55cm" svg:y2="11.403cm">
          <text:p/>
        </draw:line>
        <draw:connector draw:style-name="gr48" draw:text-style-name="P8" draw:layer="layout" draw:type="curve" svg:x1="5.692cm" svg:y1="10.472cm" svg:x2="13.478cm" svg:y2="5.407cm" draw:start-shape="id5" draw:start-glue-point="1" draw:end-shape="id6" draw:end-glue-point="3" svg:d="M5692 10472c5880 0 1987-5065 7786-5065" svg:viewBox="0 0 7787 5066">
          <text:p/>
        </draw:connector>
        <draw:line draw:style-name="gr19" draw:text-style-name="P8" draw:layer="layout" svg:x1="15.33cm" svg:y1="9.789cm" svg:x2="15.33cm" svg:y2="11.288cm">
          <text:p/>
        </draw:line>
        <draw:line draw:style-name="gr19" draw:text-style-name="P8" draw:layer="layout" svg:x1="18.6cm" svg:y1="10.089cm" svg:x2="18.6cm" svg:y2="11.588cm">
          <text:p/>
        </draw:line>
        <draw:line draw:style-name="gr42" draw:text-style-name="P8" draw:layer="layout" svg:x1="15.263cm" svg:y1="9.714cm" svg:x2="15.263cm" svg:y2="10.539cm">
          <text:p/>
        </draw:line>
        <draw:custom-shape draw:style-name="gr60" draw:text-style-name="P5" draw:layer="layout" svg:width="1.84cm" svg:height="0.767cm" svg:x="14.329cm" svg:y="10.539cm">
          <text:p/>
          <draw:enhanced-geometry svg:viewBox="0 0 21600 21600" draw:type="rectangle" draw:enhanced-path="M 0 0 L 21600 0 21600 21600 0 21600 0 0 Z N"/>
        </draw:custom-shape>
        <draw:frame draw:style-name="gr61" draw:text-style-name="P25" draw:layer="layout" svg:width="1.64cm" svg:height="0.788cm" svg:x="14.462cm" svg:y="10.518cm">
          <draw:text-box>
            <text:p text:style-name="P24"><text:span text:style-name="T8">retorne</text:span></text:p>
          </draw:text-box>
        </draw:frame>
        <draw:line draw:style-name="gr44" draw:text-style-name="P8" draw:layer="layout" svg:x1="16.169cm" svg:y1="10.913cm" svg:x2="19cm" svg:y2="10.913cm">
          <text:p/>
        </draw:line>
        <draw:line draw:style-name="gr19" draw:text-style-name="P8" draw:layer="layout" svg:x1="4.853cm" svg:y1="9.339cm" svg:x2="4.853cm" svg:y2="10.838cm">
          <text:p/>
        </draw:line>
        <draw:line draw:style-name="gr42" draw:text-style-name="P8" draw:layer="layout" svg:x1="4.786cm" svg:y1="9.264cm" svg:x2="4.786cm" svg:y2="10.089cm">
          <text:p/>
        </draw:line>
        <draw:custom-shape draw:style-name="gr60" draw:text-style-name="P5" xml:id="id5" draw:id="id5" draw:layer="layout" svg:width="1.84cm" svg:height="0.767cm" svg:x="3.852cm" svg:y="10.089cm">
          <text:p/>
          <draw:enhanced-geometry svg:viewBox="0 0 21600 21600" draw:type="rectangle" draw:enhanced-path="M 0 0 L 21600 0 21600 21600 0 21600 0 0 Z N"/>
        </draw:custom-shape>
        <draw:frame draw:style-name="gr61" draw:text-style-name="P25" draw:layer="layout" svg:width="1.64cm" svg:height="0.788cm" svg:x="3.985cm" svg:y="10.068cm">
          <draw:text-box>
            <text:p text:style-name="P24"><text:span text:style-name="T8">retorne</text:span></text:p>
          </draw:text-box>
        </draw:frame>
        <draw:connector draw:style-name="gr50" draw:text-style-name="P8" xml:id="id57" draw:id="id57" draw:layer="layout" draw:type="curve" svg:x1="3.402cm" svg:y1="4.461cm" svg:x2="4.936cm" svg:y2="7.8cm" draw:start-shape="id7" draw:start-glue-point="3" draw:end-shape="id8" draw:end-glue-point="0" svg:d="M3402 4461c-375 0-313 1066 164 1449s1370 81 1370 1890" svg:viewBox="0 0 1778 3340">
          <text:p/>
        </draw:connector>
        <draw:connector draw:style-name="gr51" draw:text-style-name="P8" xml:id="id58" draw:id="id58" draw:layer="layout" draw:type="curve" svg:x1="6.932cm" svg:y1="4.461cm" svg:x2="13.478cm" svg:y2="5.407cm" draw:start-shape="id7" draw:start-glue-point="1" draw:end-shape="id6" draw:end-glue-point="3" svg:d="M6932 4461c4909 0 1637 946 6546 946" svg:viewBox="0 0 6547 947">
          <text:p/>
        </draw:connector>
        <draw:custom-shape draw:style-name="gr62" draw:text-style-name="P5" draw:layer="layout" svg:width="6.5cm" svg:height="12.5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5.559cm" svg:height="5.998cm" svg:x="20.917cm" svg:y="5.708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3.972cm" svg:height="1.853cm" svg:x="21.828cm" svg:y="4.308cm">
          <draw:text-box>
            <text:p text:style-name="P17">Se(positivo)</text:p>
          </draw:text-box>
        </draw:frame>
        <draw:frame draw:style-name="gr64" draw:text-style-name="P23" draw:layer="layout" svg:width="5.851cm" svg:height="2.918cm" svg:x="20.8cm" svg:y="7.248cm">
          <draw:text-box>
            <text:p text:style-name="P22"><text:span text:style-name="T7">Faça isso</text:span></text:p>
            <text:p text:style-name="P22"><text:span text:style-name="T7">Faça aquilo</text:span></text:p>
            <text:p text:style-name="P22"><text:span text:style-name="T7">Faça aquilo outro</text:span></text:p>
          </draw:text-box>
        </draw:frame>
        <draw:line draw:style-name="gr19" draw:text-style-name="P8" draw:layer="layout" svg:x1="26.476cm" svg:y1="9.831cm" svg:x2="26.476cm" svg:y2="11.33cm">
          <text:p/>
        </draw:line>
        <draw:line draw:style-name="gr19" draw:text-style-name="P8" draw:layer="layout" svg:x1="26.476cm" svg:y1="9.831cm" svg:x2="26.476cm" svg:y2="11.33cm">
          <text:p/>
        </draw:line>
        <draw:line draw:style-name="gr19" draw:text-style-name="P8" draw:layer="layout" svg:x1="23.652cm" svg:y1="9.716cm" svg:x2="23.652cm" svg:y2="11.215cm">
          <text:p/>
        </draw:line>
        <draw:line draw:style-name="gr19" draw:text-style-name="P8" draw:layer="layout" svg:x1="26.519cm" svg:y1="10.016cm" svg:x2="26.519cm" svg:y2="11.515cm">
          <text:p/>
        </draw:line>
        <draw:line draw:style-name="gr42" draw:text-style-name="P8" draw:layer="layout" svg:x1="23.593cm" svg:y1="10.166cm" svg:x2="23.593cm" svg:y2="10.466cm">
          <text:p/>
        </draw:line>
        <draw:custom-shape draw:style-name="gr65" draw:text-style-name="P5" draw:layer="layout" svg:width="1.613cm" svg:height="0.767cm" svg:x="22.775cm" svg:y="10.466cm">
          <text:p/>
          <draw:enhanced-geometry svg:viewBox="0 0 21600 21600" draw:type="rectangle" draw:enhanced-path="M 0 0 L 21600 0 21600 21600 0 21600 0 0 Z N"/>
        </draw:custom-shape>
        <draw:frame draw:style-name="gr66" draw:text-style-name="P25" draw:layer="layout" svg:width="2.109cm" svg:height="1.141cm" svg:x="22.891cm" svg:y="10.269cm">
          <draw:text-box>
            <text:p text:style-name="P24"><text:span text:style-name="T8">retorne</text:span></text:p>
          </draw:text-box>
        </draw:frame>
        <draw:line draw:style-name="gr44" draw:text-style-name="P8" draw:layer="layout" svg:x1="24.444cm" svg:y1="10.913cm" svg:x2="27cm" svg:y2="10.9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E agora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21:02:19.176667603</meta:creation-date>
    <meta:editing-duration>PT1H39M55S</meta:editing-duration>
    <meta:editing-cycles>5</meta:editing-cycles>
    <meta:generator>LibreOffice/7.3.2.2$Linux_X86_64 LibreOffice_project/49f2b1bff42cfccbd8f788c8dc32c1c309559be0</meta:generator>
    <dc:title>Midnightblue</dc:title>
    <dc:date>2022-04-09T16:07:16.139248277</dc:date>
    <meta:document-statistic meta:object-count="360"/>
  </office:meta>
</office:document-meta>
</file>